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2000001DA000001107875B428.eps" manifest:media-type=""/>
  <manifest:file-entry manifest:full-path="Pictures/2000000200000263000001CD06DBA421.eps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91be" officeooo:paragraph-rsid="000991b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991be" officeooo:paragraph-rsid="000991b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991be" officeooo:paragraph-rsid="000991b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da6f8" officeooo:paragraph-rsid="000da6f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0991be" officeooo:paragraph-rsid="000991be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991be" officeooo:paragraph-rsid="000991b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a17e0" officeooo:paragraph-rsid="000a17e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c0352" officeooo:paragraph-rsid="000c035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0bf33" officeooo:paragraph-rsid="0010bf3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0991be" officeooo:paragraph-rsid="000991be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a17e0" officeooo:paragraph-rsid="000a17e0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0991be" officeooo:paragraph-rsid="000991be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133be3" officeooo:paragraph-rsid="00133be3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991be" officeooo:paragraph-rsid="000991be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3358b" officeooo:paragraph-rsid="0013358b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33be3" officeooo:paragraph-rsid="00133be3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33be3" officeooo:paragraph-rsid="0014c2aa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133be3" officeooo:paragraph-rsid="00133be3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6a542" officeooo:paragraph-rsid="0016a542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0da6f8" officeooo:paragraph-rsid="000991be" style:font-weight-asian="normal" style:font-weight-complex="normal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4c2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ensor de Voltaje</text:p>
      <text:p text:style-name="P1"/>
      <text:p text:style-name="P2">Objetivo.</text:p>
      <text:p text:style-name="P1">El objetivo de este documento, es el documentar el desarrollo del diseño, caracterización y puesta en marcha del sensor de voltaje.</text:p>
      <text:p text:style-name="P1"/>
      <text:p text:style-name="P2">Desarrollo</text:p>
      <text:p text:style-name="P6"/>
      <text:p text:style-name="P6"/>
      <text:p text:style-name="P10">Características sensor :</text:p>
      <text:p text:style-name="P14"/>
      <text:p text:style-name="P15">Se diseña el sensor con el fin de medir voltajes de hasta 200 [V]. La rapidez del sensor está condicionada a la adquisición de datos. </text:p>
      <text:p text:style-name="P15"/>
      <text:p text:style-name="P15">El voltaje entregado por el sensor tiene un rango de 0 – 4,87[V]. La característica del sensor puede apreciarse en la siguiente curva:</text:p>
      <text:p text:style-name="P15"><draw:frame draw:style-name="fr1" draw:name="Imagen3" text:anchor-type="paragraph" svg:x="3.808cm" svg:y="0.266cm" svg:width="10.416cm" svg:height="6.779cm" draw:z-index="0"><draw:image xlink:href="Pictures/2000000200000263000001CD06DBA421.eps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Cuya ecuación es:</text:p>
      <text:p text:style-name="P16"/>
      <text:p text:style-name="P18">y=0.0243x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<text:soft-page-break/>Implementación:</text:p>
      <text:p text:style-name="P16"/>
      <text:p text:style-name="P17">La implementación del s<text:span text:style-name="T3">ensor es la siguiente:</text:span></text:p>
      <text:p text:style-name="P17"/>
      <text:p text:style-name="P17"><text:s/></text:p>
      <text:p text:style-name="P16"/>
      <text:p text:style-name="P10"><draw:frame draw:style-name="fr1" draw:name="Imagen4" text:anchor-type="paragraph" svg:x="3.457cm" svg:y="0.101cm" svg:width="10.123cm" svg:height="4.687cm" draw:z-index="1"><draw:image xlink:href="Pictures/20000002000001DA000001107875B428.eps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9">Mediciónes:</text:p>
      <text:p text:style-name="P19"/>
      <text:p text:style-name="P19"/>
      <text:p text:style-name="P19"/>
      <text:p text:style-name="P19"/>
      <text:p text:style-name="P10"/>
      <text:p text:style-name="P10"/>
      <text:p text:style-name="P10"/>
      <text:p text:style-name="P1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4:01:09.927171542</meta:creation-date>
    <dc:date>2016-08-26T16:41:18.494365347</dc:date>
    <meta:editing-duration>PT2H11M22S</meta:editing-duration>
    <meta:editing-cycles>3</meta:editing-cycles>
    <meta:generator>LibreOffice/4.2.8.2$Linux_X86_64 LibreOffice_project/420m0$Build-2</meta:generator>
    <meta:document-statistic meta:table-count="0" meta:image-count="2" meta:object-count="0" meta:page-count="2" meta:paragraph-count="13" meta:word-count="89" meta:character-count="557" meta:non-whitespace-character-count="477"/>
  </office:meta>
</office:document-meta>
</file>